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4" style:family="paragraph" style:parent-style-name="Standard">
      <style:text-properties style:font-name="Helvetica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 style:master-page-name="Standard">
      <style:paragraph-properties fo:margin-left="11.24cm" fo:margin-right="0cm" fo:text-align="end" style:justify-single-word="false" fo:text-indent="1.249cm" style:auto-text-indent="false" style:page-number="auto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T1" style:family="text">
      <style:text-properties style:font-name="Helvetica" fo:font-size="10pt" style:font-size-asian="10pt" style:font-size-complex="10pt"/>
    </style:style>
    <style:style style:name="T2" style:family="text">
      <style:text-properties style:font-name="Helvetica" fo:font-size="10pt" fo:font-weight="bold" style:font-size-asian="10pt" style:font-weight-asian="bold" style:font-size-complex="10pt"/>
    </style:style>
    <style:style style:name="T3" style:family="text">
      <style:text-properties style:font-name="Helvetica" fo:font-size="16pt" fo:font-weight="bold" style:font-size-asian="16pt" style:font-weight-asian="bold" style:font-size-complex="16pt"/>
    </style:style>
    <style:style style:name="T4" style:family="text">
      <style:text-properties style:font-name="Helvetica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Matricola: SFUMI150005</text:span></text:p>
      <text:p text:style-name="P2"/>
      <text:p text:style-name="P6"><text:span text:style-name="T3">Dichiarazione sostitutiva di certificazione </text:span></text:p>
      <text:p text:style-name="P6"><text:span text:style-name="T4">(Dpr 28 dicembre 2000, n. 445, artt, 46 e sgg. E legge novembre 2011, n. 183, art. 15)</text:span></text:p>
      <text:p text:style-name="P1"/>
      <text:p text:style-name="Standard"><text:span text:style-name="T1">Lo studente: Virginia Alfieri</text:span></text:p>
      <text:p text:style-name="Standard"><text:span text:style-name="T1">Nato/a: il 16.11.1996 </text:span></text:p>
      <text:p text:style-name="Standard"><text:span text:style-name="T1">A: <text:s/>Rho (MI)</text:span></text:p>
      <text:p text:style-name="Standard"><text:span text:style-name="T1">Codice fiscale: LFRVGN96S56H264W</text:span></text:p>
      <text:p text:style-name="P4"/>
      <text:p text:style-name="P6"><text:span text:style-name="T2">dichiara</text:span></text:p>
      <text:p text:style-name="Standard"><text:span text:style-name="T1">Di essere iscritto/a</text:span></text:p>
      <text:p text:style-name="Standard"><text:span text:style-name="T1">Per l’anno accademico: 2015/2016 </text:span></text:p>
      <text:p text:style-name="Standard"><text:span text:style-name="T1">Al: 1° anno in corso </text:span></text:p>
      <text:p text:style-name="P9"><text:span text:style-name="T1">Del corso di studi: Bachelorstudium Psychologie - Corso di Laurea Triennale in Psicologia</text:span></text:p>
      <text:p text:style-name="Standard"><text:span text:style-name="T1"><text:s text:c="4"/></text:span><text:bookmark text:name="_GoBack"/><text:span text:style-name="T1"><text:s text:c="30"/></text:span></text:p>
      <text:p text:style-name="Standard"><text:span text:style-name="T1">Sede: Milano </text:span></text:p>
      <text:p text:style-name="Standard"><text:span text:style-name="T1">Dell’Ateneo: Università Sigmund Freud Privat Universität Wien </text:span></text:p>
      <text:p text:style-name="Standard"><text:span text:style-name="T1">La durata normale del corso di studi è di: 3 anni </text:span></text:p>
      <text:p text:style-name="P5"/>
      <text:p text:style-name="Standard"><text:span text:style-name="T1">Informazioni aggiornate alla data: 28.04.2016</text:span></text:p>
      <text:p text:style-name="Standard"><text:span text:style-name="T4">Consapevole che chiunque rilascia dichiarazioni mendaci è punito ai sensi del codice penale e delle leggi speciali in materia, ai sensi e per gli effetti degli art. 75 e 76 dpr 445/2000.</text:span></text:p>
      <text:p text:style-name="Standard"><text:span text:style-name="T4">Consapevole di quanto previsto dall’art. 13 del d.lgs 196/03 codice in materia di protezione dei dati personali.</text:span></text:p>
      <text:p text:style-name="P1"/>
      <text:p text:style-name="Standard"><text:span text:style-name="T1">Luogo e data </text:span></text:p>
      <text:p text:style-name="Standard"><text:span text:style-name="T1">____________________</text:span></text:p>
      <text:p text:style-name="Standard"><text:span text:style-name="T1">Firma del dichiarante (per esteso e leggibile)</text:span></text:p>
      <text:p text:style-name="Standard"><text:span text:style-name="T1">_________________________</text:span></text:p>
      <text:p text:style-name="P3"/>
      <text:p text:style-name="P7"><text:span text:style-name="T1"><text:tab/><text:tab/><text:tab/><text:tab/><text:tab/><text:tab/></text:span><text:span text:style-name="T4">Esente da imposta di bollo ai sensi dell’art. 37 dpr 445/2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</meta:initial-creator>
    <dc:creator>raab </dc:creator>
    <meta:editing-cycles>15</meta:editing-cycles>
    <meta:print-date>2016-04-28T14:17:00</meta:print-date>
    <meta:creation-date>2016-04-18T10:40:00</meta:creation-date>
    <dc:date>2016-05-20T12:41:11.630408097</dc:date>
    <meta:editing-duration>PT1M56S</meta:editing-duration>
    <meta:generator>LibreOffice/4.3.3.2$Linux_X86_64 LibreOffice_project/430m0$Build-2</meta:generator>
    <meta:document-statistic meta:table-count="0" meta:image-count="0" meta:object-count="0" meta:page-count="1" meta:paragraph-count="24" meta:word-count="160" meta:character-count="1091" meta:non-whitespace-character-count="9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